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Mono O" fo:font-size="9pt" style:font-size-asian="9pt" style:font-size-complex="9pt"/>
    </style:style>
    <style:style style:name="P2" style:family="paragraph" style:parent-style-name="Standard">
      <style:text-properties style:font-name="Linux Libertine Mono O" fo:font-size="9pt" fo:font-style="italic" style:font-size-asian="9pt" style:font-style-asian="italic" style:font-size-complex="9pt" style:font-style-complex="italic"/>
    </style:style>
    <style:style style:name="T1" style:family="text">
      <style:text-properties officeooo:rsid="00080b4b"/>
    </style:style>
    <style:style style:name="T2" style:family="text">
      <style:text-properties fo:font-style="normal" officeooo:rsid="00080b4b" style:font-style-asian="normal" style:font-style-complex="normal"/>
    </style:style>
    <style:style style:name="T3" style:family="text">
      <style:text-properties fo:font-style="normal" officeooo:rsid="00086eb5" style:font-style-asian="normal" style:font-style-complex="normal"/>
    </style:style>
    <style:style style:name="T4" style:family="text">
      <style:text-properties fo:font-style="normal" officeooo:rsid="000b7ace" style:font-style-asian="normal" style:font-style-complex="normal"/>
    </style:style>
    <style:style style:name="T5" style:family="text">
      <style:text-properties fo:font-style="normal" officeooo:rsid="000d566f" style:font-style-asian="normal" style:font-style-complex="normal"/>
    </style:style>
    <style:style style:name="T6" style:family="text">
      <style:text-properties officeooo:rsid="00086eb5"/>
    </style:style>
    <style:style style:name="T7" style:family="text">
      <style:text-properties officeooo:rsid="000b7ace"/>
    </style:style>
    <style:style style:name="T8" style:family="text">
      <style:text-properties officeooo:rsid="000d56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*************** <text:span text:style-name="T1">graph.h ***********</text:span><text:span text:style-name="T2">/</text:span></text:p>
      <text:p text:style-name="P1"/>
      <text:p text:style-name="P1">#ifndef MST</text:p>
      <text:p text:style-name="P1">#define MST</text:p>
      <text:p text:style-name="P1"/>
      <text:p text:style-name="P1">#include&lt;iostream&gt;</text:p>
      <text:p text:style-name="P1">#include&lt;vector&gt;</text:p>
      <text:p text:style-name="P1">#include&lt;array&gt;</text:p>
      <text:p text:style-name="P1">#include&lt;tuple&gt;</text:p>
      <text:p text:style-name="P1"/>
      <text:p text:style-name="P1">using namespace std;</text:p>
      <text:p text:style-name="P1"/>
      <text:p text:style-name="P1">#endif</text:p>
      <text:p text:style-name="P1"/>
      <text:p text:style-name="P1"/>
      <text:p text:style-name="P1">class edge</text:p>
      <text:p text:style-name="P1">{</text:p>
      <text:p text:style-name="P1"><text:tab/>public:</text:p>
      <text:p text:style-name="P1"><text:tab/><text:tab/>int vertex; // vertex endpoint of an edge</text:p>
      <text:p text:style-name="P1"><text:tab/><text:tab/>int weight; // edge weight (distance)</text:p>
      <text:p text:style-name="P1"><text:tab/><text:tab/></text:p>
      <text:p text:style-name="P1"><text:tab/><text:tab/>edge(int V = 1, int W = 0): vertex(V), weight(W) {}</text:p>
      <text:p text:style-name="P1">};</text:p>
      <text:p text:style-name="P1"/>
      <text:p text:style-name="P1"><text:tab/>// encapsulates the info for a particular vertex</text:p>
      <text:p text:style-name="P1">class vertexElem</text:p>
      <text:p text:style-name="P1">{</text:p>
      <text:p text:style-name="P1"><text:tab/>public:</text:p>
      <text:p text:style-name="P1"><text:tab/><text:tab/>int vertexID;</text:p>
      <text:p text:style-name="P1"><text:tab/><text:tab/>vector&lt;edge&gt; edgeList;</text:p>
      <text:p text:style-name="P1"><text:tab/><text:tab/></text:p>
      <text:p text:style-name="P1"><text:tab/><text:tab/>vertexElem( int ID = 0, vector&lt;edge&gt; EL = vector&lt;edge&gt;() ):</text:p>
      <text:p text:style-name="P1"><text:tab/><text:tab/><text:tab/><text:tab/><text:tab/>vertexID(ID), edgeList(EL) {}</text:p>
      <text:p text:style-name="P1">};</text:p>
      <text:p text:style-name="P1"/>
      <text:p text:style-name="P1">using vertElemItr = vector&lt; vertexElem &gt;::iterator;</text:p>
      <text:p text:style-name="P1"/>
      <text:p text:style-name="P1">using intTup = tuple&lt;int, int, int&gt;;</text:p>
      <text:p text:style-name="P1">using vectOfTuples = vector&lt; tuple&lt;int, int, int&gt; &gt;;</text:p>
      <text:p text:style-name="P1"/>
      <text:p text:style-name="P1">class graph</text:p>
      <text:p text:style-name="P1">{</text:p>
      <text:p text:style-name="P1"><text:tab/>int size; // current graph size (amount of nodes/vertices)</text:p>
      <text:p text:style-name="P1"><text:tab/></text:p>
      <text:p text:style-name="P1"><text:tab/><text:tab/>// graph implemented via adjacency list</text:p>
      <text:p text:style-name="P1"><text:tab/>vector&lt; vertexElem &gt; vertices;</text:p>
      <text:p text:style-name="P1"><text:tab/></text:p>
      <text:p text:style-name="P1"><text:tab/>public:</text:p>
      <text:p text:style-name="P1"><text:tab/><text:tab/><text:tab/>// default constructor creates a graph of just one unconnected</text:p>
      <text:p text:style-name="P1"><text:tab/><text:tab/><text:tab/>// vertex</text:p>
      <text:p text:style-name="P1"><text:tab/><text:tab/>graph(int S = 1)</text:p>
      <text:p text:style-name="P1"><text:tab/><text:tab/><text:tab/>{ size = S; vertices = vector&lt; vertexElem &gt;(size); }</text:p>
      <text:p text:style-name="P1"/>
      <text:p text:style-name="P1"><text:tab/><text:tab/><text:tab/>// constuctor overloaded to create graph by specifying size,</text:p>
      <text:p text:style-name="P1"><text:tab/><text:tab/><text:tab/>// edge density, and distance range:</text:p>
      <text:p text:style-name="P1"><text:tab/><text:tab/><text:tab/>// S = size, density = edge density, maxd = distance range</text:p>
      <text:p text:style-name="P1"><text:tab/><text:tab/>graph(int S, double density, int maxd);</text:p>
      <text:p text:style-name="P1"><text:tab/><text:tab/></text:p>
      <text:p text:style-name="P1"><text:tab/><text:tab/>graph( vector&lt;int&gt; vrtx );</text:p>
      <text:p text:style-name="P1"><text:tab/><text:tab/></text:p>
      <text:p text:style-name="P1"><text:tab/><text:tab/>graph(int vrtx, vectOfTuples EG);</text:p>
      <text:p text:style-name="P1"><text:tab/><text:tab/></text:p>
      <text:p text:style-name="P1"><text:tab/><text:tab/>graph(vectOfTuples EG);</text:p>
      <text:p text:style-name="P1"><text:tab/><text:tab/></text:p>
      <text:p text:style-name="P1"/>
      <text:p text:style-name="P1"><text:tab/><text:tab/></text:p>
      <text:p text:style-name="P1"><text:soft-page-break/><text:tab/><text:tab/><text:tab/>// total vertex count</text:p>
      <text:p text:style-name="P1"><text:tab/><text:tab/>int getVertexCount() { return size; }</text:p>
      <text:p text:style-name="P1"><text:tab/><text:tab/></text:p>
      <text:p text:style-name="P1"><text:tab/><text:tab/><text:tab/>// total edge count</text:p>
      <text:p text:style-name="P1"><text:tab/><text:tab/>int getEdges();</text:p>
      <text:p text:style-name="P1"><text:tab/><text:tab/></text:p>
      <text:p text:style-name="P1"><text:tab/><text:tab/><text:tab/>// returns pointer to node if node "n" exists, returns nullptr if </text:p>
      <text:p text:style-name="P1"><text:tab/><text:tab/><text:tab/>// node is nonexistent</text:p>
      <text:p text:style-name="P1"><text:tab/><text:tab/>vector&lt; vertexElem &gt;::iterator nodeExist(int n);</text:p>
      <text:p text:style-name="P1"><text:tab/><text:tab/></text:p>
      <text:p text:style-name="P1"><text:tab/><text:tab/>bool nodeFound(int x);</text:p>
      <text:p text:style-name="P1"><text:tab/><text:tab/></text:p>
      <text:p text:style-name="P1"><text:tab/><text:tab/><text:tab/>// returns true if there's an edge from node x to y</text:p>
      <text:p text:style-name="P1"><text:tab/><text:tab/>bool isAdjacent(int x, int y);</text:p>
      <text:p text:style-name="P1"><text:tab/><text:tab/></text:p>
      <text:p text:style-name="P1"><text:tab/><text:tab/><text:tab/>// get all vertices connected to x</text:p>
      <text:p text:style-name="P1"><text:tab/><text:tab/>vector&lt;int&gt; getNeighbors(int x);</text:p>
      <text:p text:style-name="P1"><text:tab/><text:tab/></text:p>
      <text:p text:style-name="P1"><text:tab/><text:tab/><text:tab/>// adds edge between x &amp; y, if one is currently nonexistent</text:p>
      <text:p text:style-name="P1"><text:tab/><text:tab/><text:tab/>// returns true if edge was added, if not return false</text:p>
      <text:p text:style-name="P1"><text:tab/><text:tab/>bool addEdge(int x, int y, int d = 1);</text:p>
      <text:p text:style-name="P1"><text:tab/><text:tab/></text:p>
      <text:p text:style-name="P1"><text:tab/><text:tab/><text:tab/>// if there's an edge between x &amp; y, delete it and return true</text:p>
      <text:p text:style-name="P1"><text:tab/><text:tab/><text:tab/>// else return false</text:p>
      <text:p text:style-name="P1"><text:tab/><text:tab/>bool deleteEdge(int x, int y);</text:p>
      <text:p text:style-name="P1"><text:tab/><text:tab/></text:p>
      <text:p text:style-name="P1"><text:tab/><text:tab/><text:tab/>// get edge weight/distance from x to y,</text:p>
      <text:p text:style-name="P1"><text:tab/><text:tab/><text:tab/>// if there is no edge return -1</text:p>
      <text:p text:style-name="P1"><text:tab/><text:tab/>int getEdgeValue(int x, int y);</text:p>
      <text:p text:style-name="P1"><text:tab/><text:tab/></text:p>
      <text:p text:style-name="P1"><text:tab/><text:tab/><text:tab/>// get the average path length of all the nodes connected to</text:p>
      <text:p text:style-name="P1"><text:tab/><text:tab/><text:tab/>// node "n"</text:p>
      <text:p text:style-name="P1"><text:tab/><text:tab/>double avePathLength(int n);</text:p>
      <text:p text:style-name="P1">}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/****************** <text:span text:style-name="T6">graph.cpp ***********</text:span><text:span text:style-name="T3">/</text:span></text:p>
      <text:p text:style-name="P2"><text:span text:style-name="T3"/></text:p>
      <text:p text:style-name="P2"><text:span text:style-name="T3">#include "graph.h"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<text:tab/>// calculates probablity of edges between vertices</text:span></text:p>
      <text:p text:style-name="P2"><text:span text:style-name="T3">inline double prob()</text:span></text:p>
      <text:p text:style-name="P2"><text:span text:style-name="T3"><text:tab/>{ return static_cast&lt;double&gt;( rand() ) / static_cast&lt;double&gt;(RAND_MAX); }</text:span></text:p>
      <text:p text:style-name="P2"><text:span text:style-name="T3"><text:tab/></text:span></text:p>
      <text:p text:style-name="P2"><text:span text:style-name="T3"><text:tab/>// calculates distance between edges</text:span></text:p>
      <text:p text:style-name="P2"><text:span text:style-name="T3">inline int getDistance(int drange) { return rand() % drange + 1; }</text:span></text:p>
      <text:p text:style-name="P2"><text:span text:style-name="T3"/></text:p>
      <text:p text:style-name="P2"><text:span text:style-name="T3"><text:tab/>// constuctor overloaded to create graph by specifying size, edge density,</text:span></text:p>
      <text:p text:style-name="P2"><text:span text:style-name="T3"><text:tab/>// and distance range:</text:span></text:p>
      <text:p text:style-name="P2"><text:span text:style-name="T3"><text:tab/>// S = size, density = edge density, maxd = distance range</text:span></text:p>
      <text:p text:style-name="P2"><text:span text:style-name="T3">graph::graph(int S, double density, int maxd)</text:span></text:p>
      <text:p text:style-name="P2"><text:span text:style-name="T3">{</text:span></text:p>
      <text:p text:style-name="P2"><text:span text:style-name="T3"><text:tab/>srand( time(nullptr) );</text:span></text:p>
      <text:p text:style-name="P2"><text:span text:style-name="T3"><text:tab/></text:span></text:p>
      <text:p text:style-name="P2"><text:span text:style-name="T3"><text:tab/>size = S;</text:span></text:p>
      <text:p text:style-name="P2"><text:span text:style-name="T3"><text:tab/></text:span></text:p>
      <text:p text:style-name="P2"><text:span text:style-name="T3"><text:tab/>vertices = vector&lt; vertexElem &gt;(size);</text:span></text:p>
      <text:p text:style-name="P2"><text:span text:style-name="T3"><text:tab/></text:span></text:p>
      <text:p text:style-name="P2"><text:span text:style-name="T3"><text:tab/>int vID = 1;</text:span></text:p>
      <text:p text:style-name="P2"><text:span text:style-name="T3"><text:tab/></text:span></text:p>
      <text:p text:style-name="P2"><text:span text:style-name="T3"><text:tab/>for(auto&amp; V: vertices)</text:span></text:p>
      <text:p text:style-name="P2"><text:span text:style-name="T3"><text:tab/>{</text:span></text:p>
      <text:p text:style-name="P2"><text:span text:style-name="T3"><text:tab/><text:tab/>V = vertexElem(vID);</text:span></text:p>
      <text:p text:style-name="P2"><text:span text:style-name="T3"><text:tab/><text:tab/>vID++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int d; // edge distance</text:span></text:p>
      <text:p text:style-name="P2"><text:span text:style-name="T3"><text:tab/>int i = 0;</text:span></text:p>
      <text:p text:style-name="P2"><text:span text:style-name="T3"><text:tab/></text:span></text:p>
      <text:p text:style-name="P2"><text:span text:style-name="T3"><text:tab/>for(auto&amp; V: vertices)</text:span></text:p>
      <text:p text:style-name="P2"><text:span text:style-name="T3"><text:tab/>{</text:span></text:p>
      <text:p text:style-name="P2"><text:span text:style-name="T3"><text:tab/><text:tab/>for(int j = i; j &lt; size; j++)</text:span></text:p>
      <text:p text:style-name="P2"><text:span text:style-name="T3"><text:tab/><text:tab/>{</text:span></text:p>
      <text:p text:style-name="P2"><text:span text:style-name="T3"><text:tab/><text:tab/><text:tab/>if (j != i)</text:span></text:p>
      <text:p text:style-name="P2"><text:span text:style-name="T3"><text:tab/><text:tab/><text:tab/>{</text:span></text:p>
      <text:p text:style-name="P2"><text:span text:style-name="T3"><text:tab/><text:tab/><text:tab/><text:tab/>if (prob() &lt; density)</text:span></text:p>
      <text:p text:style-name="P2"><text:span text:style-name="T3"><text:tab/><text:tab/><text:tab/><text:tab/>{</text:span></text:p>
      <text:p text:style-name="P2"><text:span text:style-name="T3"><text:tab/><text:tab/><text:tab/><text:tab/><text:tab/>d = getDistance(maxd);</text:span></text:p>
      <text:p text:style-name="P2"><text:span text:style-name="T3"><text:tab/><text:tab/><text:tab/><text:tab/><text:tab/></text:span></text:p>
      <text:p text:style-name="P2"><text:span text:style-name="T3"><text:tab/><text:tab/><text:tab/><text:tab/><text:tab/>addEdge(i+1, j+1, d);</text:span></text:p>
      <text:p text:style-name="P2"><text:span text:style-name="T3"><text:tab/><text:tab/><text:tab/><text:tab/>} </text:span></text:p>
      <text:p text:style-name="P2"><text:span text:style-name="T3"><text:tab/><text:tab/><text:tab/>}</text:span></text:p>
      <text:p text:style-name="P2"><text:span text:style-name="T3"><text:tab/><text:tab/>}</text:span></text:p>
      <text:p text:style-name="P2"><text:span text:style-name="T3"/></text:p>
      <text:p text:style-name="P2"><text:span text:style-name="T3"><text:tab/><text:tab/>i++;</text:span></text:p>
      <text:p text:style-name="P2"><text:span text:style-name="T3"><text:tab/>}</text:span></text:p>
      <text:p text:style-name="P2"><text:span text:style-name="T3">}</text:span></text:p>
      <text:p text:style-name="P2"><text:span text:style-name="T3"/></text:p>
      <text:p text:style-name="P2"><text:span text:style-name="T3">graph::graph( vector&lt;int&gt; vrtx )</text:span></text:p>
      <text:p text:style-name="P2"><text:span text:style-name="T3">{</text:span></text:p>
      <text:p text:style-name="P2"><text:span text:style-name="T3"><text:tab/>size = 0;</text:span></text:p>
      <text:p text:style-name="P2"><text:span text:style-name="T3"><text:tab/></text:span></text:p>
      <text:p text:style-name="P2"><text:span text:style-name="T3"><text:tab/>vertices = vector&lt; vertexElem &gt;();</text:span></text:p>
      <text:p text:style-name="P2"><text:span text:style-name="T3"><text:tab/></text:span></text:p>
      <text:p text:style-name="P2"><text:span text:style-name="T3"><text:tab/>for(auto&amp; V: vrtx)</text:span></text:p>
      <text:p text:style-name="P2"><text:span text:style-name="T3"><text:tab/>{</text:span></text:p>
      <text:p text:style-name="P2"><text:span text:style-name="T3"><text:tab/><text:tab/>vertices.push_back(vertexElem(V));</text:span></text:p>
      <text:p text:style-name="P2"><text:span text:style-name="T3"><text:tab/><text:tab/>size++;</text:span></text:p>
      <text:p text:style-name="P2"><text:span text:style-name="T3"><text:tab/>}</text:span></text:p>
      <text:p text:style-name="P2"><text:soft-page-break/><text:span text:style-name="T3">}</text:span></text:p>
      <text:p text:style-name="P2"><text:span text:style-name="T3"/></text:p>
      <text:p text:style-name="P2"><text:span text:style-name="T3">graph::graph(int vrtx, vectOfTuples EG)</text:span></text:p>
      <text:p text:style-name="P2"><text:span text:style-name="T3">{</text:span></text:p>
      <text:p text:style-name="P2"><text:span text:style-name="T3"><text:tab/>size = 0;</text:span></text:p>
      <text:p text:style-name="P2"><text:span text:style-name="T3"><text:tab/></text:span></text:p>
      <text:p text:style-name="P2"><text:span text:style-name="T3"><text:tab/>vertices = vector&lt; vertexElem &gt;();</text:span></text:p>
      <text:p text:style-name="P2"><text:span text:style-name="T3"><text:tab/></text:span></text:p>
      <text:p text:style-name="P2"><text:span text:style-name="T3"><text:tab/>for(int i = 0; i &lt; vrtx; ++i)</text:span></text:p>
      <text:p text:style-name="P2"><text:span text:style-name="T3"><text:tab/>{</text:span></text:p>
      <text:p text:style-name="P2"><text:span text:style-name="T3"><text:tab/><text:tab/>vertices.push_back( vertexElem(i) );</text:span></text:p>
      <text:p text:style-name="P2"><text:span text:style-name="T3"><text:tab/><text:tab/>++size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for(auto&amp; e: EG)</text:span></text:p>
      <text:p text:style-name="P2"><text:span text:style-name="T3"><text:tab/><text:tab/>addEdge( get&lt;0&gt;(e), get&lt;1&gt;(e), get&lt;2&gt;(e) );</text:span></text:p>
      <text:p text:style-name="P2"><text:span text:style-name="T3">}</text:span></text:p>
      <text:p text:style-name="P2"><text:span text:style-name="T3"/></text:p>
      <text:p text:style-name="P2"><text:span text:style-name="T3">graph::graph(vectOfTuples EG)</text:span></text:p>
      <text:p text:style-name="P2"><text:span text:style-name="T3">{</text:span></text:p>
      <text:p text:style-name="P2"><text:span text:style-name="T3"><text:tab/>size = 0;</text:span></text:p>
      <text:p text:style-name="P2"><text:span text:style-name="T3"><text:tab/></text:span></text:p>
      <text:p text:style-name="P2"><text:span text:style-name="T3"><text:tab/>vertices = vector&lt; vertexElem &gt;();</text:span></text:p>
      <text:p text:style-name="P2"><text:span text:style-name="T3"><text:tab/></text:span></text:p>
      <text:p text:style-name="P2"><text:span text:style-name="T3"><text:tab/>for(auto&amp; e: EG)</text:span></text:p>
      <text:p text:style-name="P2"><text:span text:style-name="T3"><text:tab/>{</text:span></text:p>
      <text:p text:style-name="P2"><text:span text:style-name="T3"><text:tab/><text:tab/>if ( !nodeFound( get&lt;0&gt;(e) ) )</text:span></text:p>
      <text:p text:style-name="P2"><text:span text:style-name="T3"><text:tab/><text:tab/>{</text:span></text:p>
      <text:p text:style-name="P2"><text:span text:style-name="T3"><text:tab/><text:tab/><text:tab/>vertices.push_back( vertexElem( get&lt;0&gt;(e) ) );</text:span></text:p>
      <text:p text:style-name="P2"><text:span text:style-name="T3"><text:tab/><text:tab/><text:tab/>++size;</text:span></text:p>
      <text:p text:style-name="P2"><text:span text:style-name="T3"><text:tab/><text:tab/>}</text:span></text:p>
      <text:p text:style-name="P2"><text:span text:style-name="T3"><text:tab/><text:tab/></text:span></text:p>
      <text:p text:style-name="P2"><text:span text:style-name="T3"><text:tab/><text:tab/>if ( !nodeFound( get&lt;1&gt;(e) ) )</text:span></text:p>
      <text:p text:style-name="P2"><text:span text:style-name="T3"><text:tab/><text:tab/>{</text:span></text:p>
      <text:p text:style-name="P2"><text:span text:style-name="T3"><text:tab/><text:tab/><text:tab/>vertices.push_back( vertexElem( get&lt;1&gt;(e) ) );</text:span></text:p>
      <text:p text:style-name="P2"><text:span text:style-name="T3"><text:tab/><text:tab/><text:tab/>++size;</text:span></text:p>
      <text:p text:style-name="P2"><text:span text:style-name="T3"><text:tab/><text:tab/>}</text:span></text:p>
      <text:p text:style-name="P2"><text:span text:style-name="T3"><text:tab/><text:tab/></text:span></text:p>
      <text:p text:style-name="P2"><text:span text:style-name="T3"><text:tab/><text:tab/>addEdge( get&lt;0&gt;(e), get&lt;1&gt;(e), get&lt;2&gt;(e) )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//cout &lt;&lt; "size: " &lt;&lt; size &lt;&lt; endl;</text:span></text:p>
      <text:p text:style-name="P2"><text:span text:style-name="T3">}</text:span></text:p>
      <text:p text:style-name="P2"><text:span text:style-name="T3"/></text:p>
      <text:p text:style-name="P2"><text:span text:style-name="T3"><text:tab/>// total edge count</text:span></text:p>
      <text:p text:style-name="P2"><text:span text:style-name="T3">int graph::getEdges()</text:span></text:p>
      <text:p text:style-name="P2"><text:span text:style-name="T3">{</text:span></text:p>
      <text:p text:style-name="P2"><text:span text:style-name="T3"><text:tab/>int count = 0;</text:span></text:p>
      <text:p text:style-name="P2"><text:span text:style-name="T3"><text:tab/></text:span></text:p>
      <text:p text:style-name="P2"><text:span text:style-name="T3"><text:tab/>for(int i = 0; i &lt; size; i++)</text:span></text:p>
      <text:p text:style-name="P2"><text:span text:style-name="T3"><text:tab/>{</text:span></text:p>
      <text:p text:style-name="P2"><text:span text:style-name="T3"><text:tab/><text:tab/>for(auto&amp; E: vertices[i].edgeList)</text:span></text:p>
      <text:p text:style-name="P2"><text:span text:style-name="T3"><text:tab/><text:tab/>{</text:span></text:p>
      <text:p text:style-name="P2"><text:span text:style-name="T3"><text:tab/><text:tab/><text:tab/>if(E.vertex &gt; vertices[i].vertexID)</text:span></text:p>
      <text:p text:style-name="P2"><text:span text:style-name="T3"><text:tab/><text:tab/><text:tab/><text:tab/>count++;</text:span></text:p>
      <text:p text:style-name="P2"><text:span text:style-name="T3"><text:tab/><text:tab/>}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return count;</text:span></text:p>
      <text:p text:style-name="P2"><text:span text:style-name="T3">}</text:span></text:p>
      <text:p text:style-name="P2"><text:span text:style-name="T3"/></text:p>
      <text:p text:style-name="P2"><text:span text:style-name="T3"><text:tab/>// returns pointer to node if node "n" exists, returns nullptr if </text:span></text:p>
      <text:p text:style-name="P2"><text:span text:style-name="T3"><text:tab/>// node is nonexistent</text:span></text:p>
      <text:p text:style-name="P2"><text:span text:style-name="T3">vertElemItr graph::nodeExist(int n)</text:span></text:p>
      <text:p text:style-name="P2"><text:span text:style-name="T3">{</text:span></text:p>
      <text:p text:style-name="P2"><text:span text:style-name="T3"><text:tab/>for(auto itr = vertices.begin(); itr != vertices.end(); itr++)</text:span></text:p>
      <text:p text:style-name="P2"><text:soft-page-break/><text:span text:style-name="T3"><text:tab/>{</text:span></text:p>
      <text:p text:style-name="P2"><text:span text:style-name="T3"><text:tab/><text:tab/>if(itr-&gt;vertexID == n)</text:span></text:p>
      <text:p text:style-name="P2"><text:span text:style-name="T3"><text:tab/><text:tab/><text:tab/>return itr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//return vertices.end();</text:span></text:p>
      <text:p text:style-name="P2"><text:span text:style-name="T3"><text:tab/>return static_cast&lt; vertElemItr &gt;(nullptr);</text:span></text:p>
      <text:p text:style-name="P2"><text:span text:style-name="T3">}</text:span></text:p>
      <text:p text:style-name="P2"><text:span text:style-name="T3"/></text:p>
      <text:p text:style-name="P2"><text:span text:style-name="T3">bool graph::nodeFound(int x)</text:span></text:p>
      <text:p text:style-name="P2"><text:span text:style-name="T3">{</text:span></text:p>
      <text:p text:style-name="P2"><text:span text:style-name="T3"><text:tab/>vertElemItr xptr = nodeExist(x);</text:span></text:p>
      <text:p text:style-name="P2"><text:span text:style-name="T3"><text:tab/></text:span></text:p>
      <text:p text:style-name="P2"><text:span text:style-name="T3"><text:tab/>return xptr != static_cast&lt; vertElemItr &gt;(nullptr) ? true: false;</text:span></text:p>
      <text:p text:style-name="P2"><text:span text:style-name="T3">}</text:span></text:p>
      <text:p text:style-name="P2"><text:span text:style-name="T3"/></text:p>
      <text:p text:style-name="P2"><text:span text:style-name="T3"><text:tab/>// returns true if there's an edge from node x to y</text:span></text:p>
      <text:p text:style-name="P2"><text:span text:style-name="T3">bool graph::isAdjacent(int x, int y)</text:span></text:p>
      <text:p text:style-name="P2"><text:span text:style-name="T3">{</text:span></text:p>
      <text:p text:style-name="P2"><text:span text:style-name="T3"><text:tab/>vertElemItr xptr = nodeExist(x);</text:span></text:p>
      <text:p text:style-name="P2"><text:span text:style-name="T3"><text:tab/>vertElemItr yptr = nodeExist(y);</text:span></text:p>
      <text:p text:style-name="P2"><text:span text:style-name="T3"><text:tab/></text:span></text:p>
      <text:p text:style-name="P2"><text:span text:style-name="T3"><text:tab/>bool xfound = xptr != static_cast&lt; vertElemItr &gt;(nullptr) ? true: false;</text:span></text:p>
      <text:p text:style-name="P2"><text:span text:style-name="T3"><text:tab/>bool yfound = yptr != static_cast&lt; vertElemItr &gt;(nullptr) ? true: false;</text:span></text:p>
      <text:p text:style-name="P2"><text:span text:style-name="T3"><text:tab/></text:span></text:p>
      <text:p text:style-name="P2"><text:span text:style-name="T3"><text:tab/>if ( xfound <text:s/>&amp;&amp; yfound )</text:span></text:p>
      <text:p text:style-name="P2"><text:span text:style-name="T3"><text:tab/>{</text:span></text:p>
      <text:p text:style-name="P2"><text:span text:style-name="T3"><text:tab/><text:tab/>for(auto&amp; E: xptr-&gt;edgeList)</text:span></text:p>
      <text:p text:style-name="P2"><text:span text:style-name="T3"><text:tab/><text:tab/>{</text:span></text:p>
      <text:p text:style-name="P2"><text:span text:style-name="T3"><text:tab/><text:tab/><text:tab/>if (E.vertex == y)</text:span></text:p>
      <text:p text:style-name="P2"><text:span text:style-name="T3"><text:tab/><text:tab/><text:tab/><text:tab/>return true;</text:span></text:p>
      <text:p text:style-name="P2"><text:span text:style-name="T3"><text:tab/><text:tab/>}</text:span></text:p>
      <text:p text:style-name="P2"><text:span text:style-name="T3"><text:tab/><text:tab/></text:span></text:p>
      <text:p text:style-name="P2"><text:span text:style-name="T3"><text:tab/><text:tab/>return false;</text:span></text:p>
      <text:p text:style-name="P2"><text:span text:style-name="T3"><text:tab/>}</text:span></text:p>
      <text:p text:style-name="P2"><text:span text:style-name="T3"><text:tab/>else</text:span></text:p>
      <text:p text:style-name="P2"><text:span text:style-name="T3"><text:tab/><text:tab/>return false;</text:span></text:p>
      <text:p text:style-name="P2"><text:span text:style-name="T3">}</text:span></text:p>
      <text:p text:style-name="P2"><text:span text:style-name="T3"/></text:p>
      <text:p text:style-name="P2"><text:span text:style-name="T3"><text:tab/>// get all vertices connected to x</text:span></text:p>
      <text:p text:style-name="P2"><text:span text:style-name="T3">vector&lt;int&gt; graph::getNeighbors(int x)</text:span></text:p>
      <text:p text:style-name="P2"><text:span text:style-name="T3">{</text:span></text:p>
      <text:p text:style-name="P2"><text:span text:style-name="T3"><text:tab/>vertElemItr xptr = nodeExist(x);</text:span></text:p>
      <text:p text:style-name="P2"><text:span text:style-name="T3"><text:tab/></text:span></text:p>
      <text:p text:style-name="P2"><text:span text:style-name="T3"><text:tab/>bool xfound = xptr != static_cast&lt; vertElemItr &gt;(nullptr) ? true: false;</text:span></text:p>
      <text:p text:style-name="P2"><text:span text:style-name="T3"><text:tab/></text:span></text:p>
      <text:p text:style-name="P2"><text:span text:style-name="T3"><text:tab/>vector&lt;int&gt; neighbors = vector&lt;int&gt;(0);</text:span></text:p>
      <text:p text:style-name="P2"><text:span text:style-name="T3"><text:tab/></text:span></text:p>
      <text:p text:style-name="P2"><text:span text:style-name="T3"><text:tab/>if ( xfound )</text:span></text:p>
      <text:p text:style-name="P2"><text:span text:style-name="T3"><text:tab/>{</text:span></text:p>
      <text:p text:style-name="P2"><text:span text:style-name="T3"><text:tab/><text:tab/>for(auto&amp; E: xptr-&gt;edgeList)</text:span></text:p>
      <text:p text:style-name="P2"><text:span text:style-name="T3"><text:tab/><text:tab/><text:tab/>neighbors.push_back(E.vertex)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return neighbors;</text:span></text:p>
      <text:p text:style-name="P2"><text:span text:style-name="T3">}</text:span></text:p>
      <text:p text:style-name="P2"><text:span text:style-name="T3"/></text:p>
      <text:p text:style-name="P2"><text:span text:style-name="T3"><text:tab/>// adds edge between x &amp; y, if one is currently nonexistent</text:span></text:p>
      <text:p text:style-name="P2"><text:span text:style-name="T3"><text:tab/>// returns true if edge was added, if not return false</text:span></text:p>
      <text:p text:style-name="P2"><text:span text:style-name="T3">bool graph::addEdge(int x, int y, int d)</text:span></text:p>
      <text:p text:style-name="P2"><text:span text:style-name="T3">{</text:span></text:p>
      <text:p text:style-name="P2"><text:span text:style-name="T3"><text:tab/>auto xptr = nodeExist(x);</text:span></text:p>
      <text:p text:style-name="P2"><text:span text:style-name="T3"><text:tab/>auto yptr = nodeExist(y);</text:span></text:p>
      <text:p text:style-name="P2"><text:span text:style-name="T3"><text:tab/></text:span></text:p>
      <text:p text:style-name="P2"><text:span text:style-name="T3"><text:tab/>bool xfound = xptr != static_cast&lt; vertElemItr &gt;(nullptr) ? true: false;</text:span></text:p>
      <text:p text:style-name="P2"><text:span text:style-name="T3"><text:tab/>bool yfound = yptr != static_cast&lt; vertElemItr &gt;(nullptr) ? true: false;</text:span></text:p>
      <text:p text:style-name="P2"><text:soft-page-break/><text:span text:style-name="T3"><text:tab/></text:span></text:p>
      <text:p text:style-name="P2"><text:span text:style-name="T3"><text:tab/>if ( xfound <text:s/>&amp;&amp; yfound )</text:span></text:p>
      <text:p text:style-name="P2"><text:span text:style-name="T3"><text:tab/>{</text:span></text:p>
      <text:p text:style-name="P2"><text:span text:style-name="T3"><text:tab/><text:tab/>if ( isAdjacent(x, y) &amp;&amp; isAdjacent(y, x) )</text:span></text:p>
      <text:p text:style-name="P2"><text:span text:style-name="T3"><text:tab/><text:tab/><text:tab/>return false;</text:span></text:p>
      <text:p text:style-name="P2"><text:span text:style-name="T3"><text:tab/><text:tab/>else</text:span></text:p>
      <text:p text:style-name="P2"><text:span text:style-name="T3"><text:tab/><text:tab/>{</text:span></text:p>
      <text:p text:style-name="P2"><text:span text:style-name="T3"><text:tab/><text:tab/><text:tab/>xptr-&gt;edgeList.push_back( edge(y, d) );</text:span></text:p>
      <text:p text:style-name="P2"><text:span text:style-name="T3"><text:tab/><text:tab/><text:tab/>yptr-&gt;edgeList.push_back( edge(x, d) );</text:span></text:p>
      <text:p text:style-name="P2"><text:span text:style-name="T3"><text:tab/><text:tab/></text:span></text:p>
      <text:p text:style-name="P2"><text:span text:style-name="T3"><text:tab/><text:tab/><text:tab/>return true;</text:span></text:p>
      <text:p text:style-name="P2"><text:span text:style-name="T3"><text:tab/><text:tab/>}</text:span></text:p>
      <text:p text:style-name="P2"><text:span text:style-name="T3"><text:tab/>}</text:span></text:p>
      <text:p text:style-name="P2"><text:span text:style-name="T3"><text:tab/>else</text:span></text:p>
      <text:p text:style-name="P2"><text:span text:style-name="T3"><text:tab/><text:tab/>return false;</text:span></text:p>
      <text:p text:style-name="P2"><text:span text:style-name="T3">}</text:span></text:p>
      <text:p text:style-name="P2"><text:span text:style-name="T3"/></text:p>
      <text:p text:style-name="P2"><text:span text:style-name="T3"><text:tab/>// if there's an edge between x &amp; y, delete it and return true</text:span></text:p>
      <text:p text:style-name="P2"><text:span text:style-name="T3"><text:tab/>// else return false</text:span></text:p>
      <text:p text:style-name="P2"><text:span text:style-name="T3">bool graph::deleteEdge(int x, int y)</text:span></text:p>
      <text:p text:style-name="P2"><text:span text:style-name="T3">{</text:span></text:p>
      <text:p text:style-name="P2"><text:span text:style-name="T3"><text:tab/>auto xptr = nodeExist(x);</text:span></text:p>
      <text:p text:style-name="P2"><text:span text:style-name="T3"><text:tab/>auto yptr = nodeExist(y);</text:span></text:p>
      <text:p text:style-name="P2"><text:span text:style-name="T3"><text:tab/></text:span></text:p>
      <text:p text:style-name="P2"><text:span text:style-name="T3"><text:tab/>bool xfound = xptr != static_cast&lt; vertElemItr &gt;(nullptr) ? true: false;</text:span></text:p>
      <text:p text:style-name="P2"><text:span text:style-name="T3"><text:tab/>bool yfound = yptr != static_cast&lt; vertElemItr &gt;(nullptr) ? true: false;</text:span></text:p>
      <text:p text:style-name="P2"><text:span text:style-name="T3"><text:tab/></text:span></text:p>
      <text:p text:style-name="P2"><text:span text:style-name="T3"><text:tab/>if ( xfound <text:s/>&amp;&amp; yfound )</text:span></text:p>
      <text:p text:style-name="P2"><text:span text:style-name="T3"><text:tab/>{</text:span></text:p>
      <text:p text:style-name="P2"><text:span text:style-name="T3"><text:tab/><text:tab/>if ( isAdjacent(x, y) &amp;&amp; isAdjacent(y, x) )</text:span></text:p>
      <text:p text:style-name="P2"><text:span text:style-name="T3"><text:tab/><text:tab/>{</text:span></text:p>
      <text:p text:style-name="P2"><text:span text:style-name="T3"><text:tab/><text:tab/><text:tab/>for (auto itr = xptr-&gt;edgeList.begin(); itr != xptr-&gt;edgeList.end(); itr++)</text:span></text:p>
      <text:p text:style-name="P2"><text:span text:style-name="T3"><text:tab/><text:tab/><text:tab/>{</text:span></text:p>
      <text:p text:style-name="P2"><text:span text:style-name="T3"><text:tab/><text:tab/><text:tab/><text:tab/>if (itr-&gt;vertex == y)</text:span></text:p>
      <text:p text:style-name="P2"><text:span text:style-name="T3"><text:tab/><text:tab/><text:tab/><text:tab/>{</text:span></text:p>
      <text:p text:style-name="P2"><text:span text:style-name="T3"><text:tab/><text:tab/><text:tab/><text:tab/><text:tab/>xptr-&gt;edgeList.erase(itr);</text:span></text:p>
      <text:p text:style-name="P2"><text:span text:style-name="T3"><text:tab/><text:tab/><text:tab/><text:tab/><text:tab/>break;</text:span></text:p>
      <text:p text:style-name="P2"><text:span text:style-name="T3"><text:tab/><text:tab/><text:tab/><text:tab/>}</text:span></text:p>
      <text:p text:style-name="P2"><text:span text:style-name="T3"><text:tab/><text:tab/><text:tab/>}</text:span></text:p>
      <text:p text:style-name="P2"><text:span text:style-name="T3"><text:tab/><text:tab/></text:span></text:p>
      <text:p text:style-name="P2"><text:span text:style-name="T3"><text:tab/><text:tab/><text:tab/>for (auto itr = yptr-&gt;edgeList.begin(); itr != yptr-&gt;edgeList.end(); itr++)</text:span></text:p>
      <text:p text:style-name="P2"><text:span text:style-name="T3"><text:tab/><text:tab/><text:tab/>{</text:span></text:p>
      <text:p text:style-name="P2"><text:span text:style-name="T3"><text:tab/><text:tab/><text:tab/><text:tab/>if (itr-&gt;vertex == x)</text:span></text:p>
      <text:p text:style-name="P2"><text:span text:style-name="T3"><text:tab/><text:tab/><text:tab/><text:tab/>{</text:span></text:p>
      <text:p text:style-name="P2"><text:span text:style-name="T3"><text:tab/><text:tab/><text:tab/><text:tab/><text:tab/>yptr-&gt;edgeList.erase(itr);</text:span></text:p>
      <text:p text:style-name="P2"><text:span text:style-name="T3"><text:tab/><text:tab/><text:tab/><text:tab/><text:tab/>break;</text:span></text:p>
      <text:p text:style-name="P2"><text:span text:style-name="T3"><text:tab/><text:tab/><text:tab/><text:tab/>}</text:span></text:p>
      <text:p text:style-name="P2"><text:span text:style-name="T3"><text:tab/><text:tab/><text:tab/>}</text:span></text:p>
      <text:p text:style-name="P2"><text:span text:style-name="T3"><text:tab/><text:tab/></text:span></text:p>
      <text:p text:style-name="P2"><text:span text:style-name="T3"><text:tab/><text:tab/><text:tab/>return true;</text:span></text:p>
      <text:p text:style-name="P2"><text:span text:style-name="T3"><text:tab/><text:tab/>}</text:span></text:p>
      <text:p text:style-name="P2"><text:span text:style-name="T3"><text:tab/><text:tab/>else</text:span></text:p>
      <text:p text:style-name="P2"><text:span text:style-name="T3"><text:tab/><text:tab/><text:tab/>return false;</text:span></text:p>
      <text:p text:style-name="P2"><text:span text:style-name="T3"><text:tab/>}</text:span></text:p>
      <text:p text:style-name="P2"><text:span text:style-name="T3"><text:tab/>else</text:span></text:p>
      <text:p text:style-name="P2"><text:span text:style-name="T3"><text:tab/><text:tab/>return false;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><text:tab/>// get edge weight/distance from x to y, if there is no edge return -1</text:span></text:p>
      <text:p text:style-name="P2"><text:span text:style-name="T3">int graph::getEdgeValue(int x, int y)</text:span></text:p>
      <text:p text:style-name="P2"><text:span text:style-name="T3">{</text:span></text:p>
      <text:p text:style-name="P2"><text:span text:style-name="T3"><text:tab/>auto xptr = nodeExist(x);</text:span></text:p>
      <text:p text:style-name="P2"><text:span text:style-name="T3"><text:tab/>auto yptr = nodeExist(y);</text:span></text:p>
      <text:p text:style-name="P2"><text:soft-page-break/><text:span text:style-name="T3"><text:tab/></text:span></text:p>
      <text:p text:style-name="P2"><text:span text:style-name="T3"><text:tab/>bool xfound = xptr != static_cast&lt; vertElemItr &gt;(nullptr) ? true: false;</text:span></text:p>
      <text:p text:style-name="P2"><text:span text:style-name="T3"><text:tab/>bool yfound = yptr != static_cast&lt; vertElemItr &gt;(nullptr) ? true: false;</text:span></text:p>
      <text:p text:style-name="P2"><text:span text:style-name="T3"><text:tab/></text:span></text:p>
      <text:p text:style-name="P2"><text:span text:style-name="T3"><text:tab/>if ( xfound <text:s/>&amp;&amp; yfound )</text:span></text:p>
      <text:p text:style-name="P2"><text:span text:style-name="T3"><text:tab/>{</text:span></text:p>
      <text:p text:style-name="P2"><text:span text:style-name="T3"><text:tab/><text:tab/>for(auto&amp; V: xptr-&gt;edgeList)</text:span></text:p>
      <text:p text:style-name="P2"><text:span text:style-name="T3"><text:tab/><text:tab/>{</text:span></text:p>
      <text:p text:style-name="P2"><text:span text:style-name="T3"><text:tab/><text:tab/><text:tab/>if (V.vertex == y)</text:span></text:p>
      <text:p text:style-name="P2"><text:span text:style-name="T3"><text:tab/><text:tab/><text:tab/><text:tab/>return V.weight;</text:span></text:p>
      <text:p text:style-name="P2"><text:span text:style-name="T3"><text:tab/><text:tab/>}</text:span></text:p>
      <text:p text:style-name="P2"><text:span text:style-name="T3"><text:tab/><text:tab/></text:span></text:p>
      <text:p text:style-name="P2"><text:span text:style-name="T3"><text:tab/><text:tab/>return -1;</text:span></text:p>
      <text:p text:style-name="P2"><text:span text:style-name="T3"><text:tab/>}</text:span></text:p>
      <text:p text:style-name="P2"><text:span text:style-name="T3"><text:tab/>else</text:span></text:p>
      <text:p text:style-name="P2"><text:span text:style-name="T3"><text:tab/><text:tab/>return -1;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><text:tab/>// get the average path length of all the nodes connected to node "n"</text:span></text:p>
      <text:p text:style-name="P2"><text:span text:style-name="T3">double graph::avePathLength(int n)</text:span></text:p>
      <text:p text:style-name="P2"><text:span text:style-name="T3">{</text:span></text:p>
      <text:p text:style-name="P2"><text:span text:style-name="T3"><text:tab/>double total = 0;</text:span></text:p>
      <text:p text:style-name="P2"><text:span text:style-name="T3"><text:tab/></text:span></text:p>
      <text:p text:style-name="P2"><text:span text:style-name="T3"><text:tab/>int eSize = 0;</text:span></text:p>
      <text:p text:style-name="P2"><text:span text:style-name="T3"><text:tab/></text:span></text:p>
      <text:p text:style-name="P2"><text:span text:style-name="T3"><text:tab/>for(auto&amp; V: vertices)</text:span></text:p>
      <text:p text:style-name="P2"><text:span text:style-name="T3"><text:tab/>{</text:span></text:p>
      <text:p text:style-name="P2"><text:span text:style-name="T3"><text:tab/><text:tab/>if (V.vertexID == n)</text:span></text:p>
      <text:p text:style-name="P2"><text:span text:style-name="T3"><text:tab/><text:tab/>{</text:span></text:p>
      <text:p text:style-name="P2"><text:span text:style-name="T3"><text:tab/><text:tab/><text:tab/>eSize = V.edgeList.size();</text:span></text:p>
      <text:p text:style-name="P2"><text:span text:style-name="T3"><text:tab/><text:tab/><text:tab/></text:span></text:p>
      <text:p text:style-name="P2"><text:span text:style-name="T3"><text:tab/><text:tab/><text:tab/>for(auto&amp; E: V.edgeList)</text:span></text:p>
      <text:p text:style-name="P2"><text:span text:style-name="T3"><text:tab/><text:tab/><text:tab/><text:tab/>total += static_cast&lt;double&gt;(E.weight);</text:span></text:p>
      <text:p text:style-name="P2"><text:span text:style-name="T3"><text:tab/><text:tab/><text:tab/></text:span></text:p>
      <text:p text:style-name="P2"><text:span text:style-name="T3"><text:tab/><text:tab/><text:tab/>break;</text:span></text:p>
      <text:p text:style-name="P2"><text:span text:style-name="T3"><text:tab/><text:tab/>}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return total / static_cast&lt;double&gt;( eSize );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6">/********************* priorityQueue.h **********************</text:span><text:span text:style-name="T3">/</text:span></text:p>
      <text:p text:style-name="P2"><text:span text:style-name="T3"/></text:p>
      <text:p text:style-name="P2"><text:span text:style-name="T3">#ifndef MST</text:span></text:p>
      <text:p text:style-name="P2"><text:span text:style-name="T3">#define MST</text:span></text:p>
      <text:p text:style-name="P2"><text:span text:style-name="T3"/></text:p>
      <text:p text:style-name="P2"><text:span text:style-name="T3">#include&lt;iostream&gt;</text:span></text:p>
      <text:p text:style-name="P2"><text:span text:style-name="T3">#include&lt;vector&gt;</text:span></text:p>
      <text:p text:style-name="P2"><text:span text:style-name="T3">#include&lt;array&gt;</text:span></text:p>
      <text:p text:style-name="P2"><text:span text:style-name="T3">#include&lt;tuple&gt;</text:span></text:p>
      <text:p text:style-name="P2"><text:span text:style-name="T3"/></text:p>
      <text:p text:style-name="P2"><text:span text:style-name="T3">using namespace std;</text:span></text:p>
      <text:p text:style-name="P2"><text:span text:style-name="T3"/></text:p>
      <text:p text:style-name="P2"><text:span text:style-name="T3">#endif</text:span></text:p>
      <text:p text:style-name="P2"><text:span text:style-name="T3"/></text:p>
      <text:p text:style-name="P2"><text:span text:style-name="T3"/></text:p>
      <text:p text:style-name="P2"><text:span text:style-name="T3"><text:tab/>// class to represent edges in spanning tree</text:span></text:p>
      <text:p text:style-name="P2"><text:span text:style-name="T3">class nodeEdge</text:span></text:p>
      <text:p text:style-name="P2"><text:span text:style-name="T3">{</text:span></text:p>
      <text:p text:style-name="P2"><text:span text:style-name="T3"><text:tab/>public:</text:span></text:p>
      <text:p text:style-name="P2"><text:span text:style-name="T3"><text:tab/><text:tab/>int node;</text:span></text:p>
      <text:p text:style-name="P2"><text:span text:style-name="T3"><text:tab/><text:tab/>array&lt;int, 2&gt; edge;</text:span></text:p>
      <text:p text:style-name="P2"><text:span text:style-name="T3"><text:tab/><text:tab/>int cost; // edge cost</text:span></text:p>
      <text:p text:style-name="P2"><text:span text:style-name="T3"><text:tab/><text:tab/></text:span></text:p>
      <text:p text:style-name="P2"><text:span text:style-name="T3"><text:tab/><text:tab/>nodeEdge(int N = 0, array&lt;int, 2&gt; A = array&lt;int, 2&gt;{0, 0}, int C = 0):</text:span></text:p>
      <text:p text:style-name="P2"><text:span text:style-name="T3"><text:tab/><text:tab/><text:tab/><text:tab/>node(N), edge(A), cost(C) {}</text:span></text:p>
      <text:p text:style-name="P2"><text:span text:style-name="T3">};</text:span></text:p>
      <text:p text:style-name="P2"><text:span text:style-name="T3"/></text:p>
      <text:p text:style-name="P2"><text:span text:style-name="T3">class priorityQueue</text:span></text:p>
      <text:p text:style-name="P2"><text:span text:style-name="T3">{</text:span></text:p>
      <text:p text:style-name="P2"><text:span text:style-name="T3"><text:tab/>vector&lt;nodeEdge&gt; pqArray;</text:span></text:p>
      <text:p text:style-name="P2"><text:span text:style-name="T3"><text:tab/>int size;</text:span></text:p>
      <text:p text:style-name="P2"><text:span text:style-name="T3"><text:tab/></text:span></text:p>
      <text:p text:style-name="P2"><text:span text:style-name="T3"><text:tab/><text:tab/>// make subtree with root at given index priority queue compliant</text:span></text:p>
      <text:p text:style-name="P2"><text:span text:style-name="T3"><text:tab/>void heapify(int);</text:span></text:p>
      <text:p text:style-name="P2"><text:span text:style-name="T3"><text:tab/></text:span></text:p>
      <text:p text:style-name="P2"><text:span text:style-name="T3"><text:tab/><text:tab/>// get parent node index of node at index i</text:span></text:p>
      <text:p text:style-name="P2"><text:span text:style-name="T3"><text:tab/>int parent(int i) { return (i-1)/2; }</text:span></text:p>
      <text:p text:style-name="P2"><text:span text:style-name="T3"><text:tab/></text:span></text:p>
      <text:p text:style-name="P2"><text:span text:style-name="T3"><text:tab/><text:tab/>// get index of left child of node at index i</text:span></text:p>
      <text:p text:style-name="P2"><text:span text:style-name="T3"><text:s text:c="4"/>int left(int i) { return (2*i + 1); }</text:span></text:p>
      <text:p text:style-name="P2"><text:span text:style-name="T3"><text:s text:c="2"/></text:span></text:p>
      <text:p text:style-name="P2"><text:span text:style-name="T3"><text:s text:c="4"/><text:tab/>// get index of right child of node at index i</text:span></text:p>
      <text:p text:style-name="P2"><text:span text:style-name="T3"><text:s text:c="4"/>int right(int i) { return (2*i + 2); }</text:span></text:p>
      <text:p text:style-name="P2"><text:span text:style-name="T3"><text:tab/></text:span></text:p>
      <text:p text:style-name="P2"><text:span text:style-name="T3"><text:tab/>public:</text:span></text:p>
      <text:p text:style-name="P2"><text:span text:style-name="T3"><text:tab/><text:tab/>priorityQueue(int S = 0) { size = S; pqArray = vector&lt;nodeEdge&gt;(size); }</text:span></text:p>
      <text:p text:style-name="P2"><text:span text:style-name="T3"><text:tab/></text:span></text:p>
      <text:p text:style-name="P2"><text:span text:style-name="T3"><text:tab/><text:tab/><text:tab/>// removes the top element of the queue</text:span></text:p>
      <text:p text:style-name="P2"><text:span text:style-name="T3"><text:tab/><text:tab/>nodeEdge getMin(); </text:span></text:p>
      <text:p text:style-name="P2"><text:span text:style-name="T3"/></text:p>
      <text:p text:style-name="P2"><text:span text:style-name="T3"><text:tab/><text:tab/><text:tab/>// checks to see if the priority queue contains node &lt;n&gt; </text:span></text:p>
      <text:p text:style-name="P2"><text:span text:style-name="T3"><text:tab/><text:tab/><text:tab/>// if so return the index, if not return -1</text:span></text:p>
      <text:p text:style-name="P2"><text:span text:style-name="T3"><text:tab/><text:tab/>int contains(int EC);</text:span></text:p>
      <text:p text:style-name="P2"><text:span text:style-name="T3"><text:tab/><text:tab/></text:span></text:p>
      <text:p text:style-name="P2"><text:span text:style-name="T3"><text:tab/><text:tab/><text:tab/>// insert queue element "OE" into queue</text:span></text:p>
      <text:p text:style-name="P2"><text:span text:style-name="T3"><text:tab/><text:tab/>void insert(nodeEdge QE);</text:span></text:p>
      <text:p text:style-name="P2"><text:span text:style-name="T3"><text:tab/><text:tab/></text:span></text:p>
      <text:p text:style-name="P2"><text:span text:style-name="T3"><text:tab/><text:tab/><text:tab/>// Decreases value of key at index 'i' to new_val</text:span></text:p>
      <text:p text:style-name="P2"><text:span text:style-name="T3"><text:tab/><text:tab/>void decreaseKey(int i, int new_val);</text:span></text:p>
      <text:p text:style-name="P2"><text:span text:style-name="T3"><text:tab/><text:tab/></text:span></text:p>
      <text:p text:style-name="P2"><text:span text:style-name="T3"><text:tab/><text:tab/><text:tab/>// returns the top element of the queue.</text:span></text:p>
      <text:p text:style-name="P2"><text:span text:style-name="T3"><text:tab/><text:tab/>nodeEdge top() { return pqArray[0]; }</text:span></text:p>
      <text:p text:style-name="P2"><text:span text:style-name="T3"><text:tab/><text:tab/></text:span></text:p>
      <text:p text:style-name="P2"><text:span text:style-name="T3"><text:tab/><text:tab/><text:tab/>// returns the number of queue elements</text:span></text:p>
      <text:p text:style-name="P2"><text:span text:style-name="T3"><text:tab/><text:tab/>int getSize() { return size; } </text:span></text:p>
      <text:p text:style-name="P2"><text:span text:style-name="T3"><text:tab/><text:tab/></text:span></text:p>
      <text:p text:style-name="P2"><text:soft-page-break/><text:span text:style-name="T3"><text:tab/><text:tab/>vector&lt;nodeEdge&gt; getQueContents();</text:span></text:p>
      <text:p text:style-name="P2"><text:span text:style-name="T3"><text:tab/><text:tab/></text:span></text:p>
      <text:p text:style-name="P2"><text:span text:style-name="T3"><text:tab/><text:tab/>bool isEmpty() { return size == 0 ? true: false; }</text:span></text:p>
      <text:p text:style-name="P2"><text:span text:style-name="T3"><text:tab/><text:tab/></text:span></text:p>
      <text:p text:style-name="P2"><text:span text:style-name="T3"><text:tab/><text:tab/>bool notEmpty() { return size &gt; 0 ? true: false; }</text:span></text:p>
      <text:p text:style-name="P2"><text:span text:style-name="T3"><text:tab/><text:tab/></text:span></text:p>
      <text:p text:style-name="P2"><text:span text:style-name="T3"><text:tab/><text:tab/><text:tab/>// emtpy out the Priority Queue</text:span></text:p>
      <text:p text:style-name="P2"><text:span text:style-name="T3"><text:tab/><text:tab/>void emptyPQ()</text:span></text:p>
      <text:p text:style-name="P2"><text:span text:style-name="T3"><text:tab/><text:tab/>{</text:span></text:p>
      <text:p text:style-name="P2"><text:span text:style-name="T3"><text:tab/><text:tab/><text:tab/>pqArray.clear();</text:span></text:p>
      <text:p text:style-name="P2"><text:span text:style-name="T3"><text:tab/><text:tab/><text:tab/>size = 0;</text:span></text:p>
      <text:p text:style-name="P2"><text:span text:style-name="T3"><text:tab/><text:tab/>}</text:span></text:p>
      <text:p text:style-name="P2"><text:span text:style-name="T3"><text:tab/><text:tab/></text:span></text:p>
      <text:p text:style-name="P2"><text:span text:style-name="T3"><text:tab/><text:tab/><text:tab/>// modify a value in the Priority Queue</text:span></text:p>
      <text:p text:style-name="P2"><text:span text:style-name="T3"><text:tab/><text:tab/>void modVal(int idx, nodeEdge n) { pqArray[idx] = n; }</text:span></text:p>
      <text:p text:style-name="P2"><text:span text:style-name="T3">}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/>
      <text:p text:style-name="P2"><text:soft-page-break/><text:span text:style-name="T6">/****************** priorityQueue.cpp ************</text:span><text:span text:style-name="T3">/</text:span></text:p>
      <text:p text:style-name="P2"><text:span text:style-name="T3"/></text:p>
      <text:p text:style-name="P2"><text:span text:style-name="T3">#include "priorityQueue.h"</text:span></text:p>
      <text:p text:style-name="P2"><text:span text:style-name="T3"/></text:p>
      <text:p text:style-name="P2"><text:span text:style-name="T3">void PQswap(nodeEdge&amp; x, nodeEdge&amp; y)</text:span></text:p>
      <text:p text:style-name="P2"><text:span text:style-name="T3">{</text:span></text:p>
      <text:p text:style-name="P2"><text:span text:style-name="T3"><text:s text:c="4"/>nodeEdge temp = x;</text:span></text:p>
      <text:p text:style-name="P2"><text:span text:style-name="T3"><text:s text:c="4"/>x = y;</text:span></text:p>
      <text:p text:style-name="P2"><text:span text:style-name="T3"><text:s text:c="4"/>y = temp;</text:span></text:p>
      <text:p text:style-name="P2"><text:span text:style-name="T3">}</text:span></text:p>
      <text:p text:style-name="P2"><text:span text:style-name="T3"/></text:p>
      <text:p text:style-name="P2"><text:span text:style-name="T3"><text:tab/>// make subtree with root at given index priority queue compliant</text:span></text:p>
      <text:p text:style-name="P2"><text:span text:style-name="T3">void priorityQueue::heapify(int i)</text:span></text:p>
      <text:p text:style-name="P2"><text:span text:style-name="T3">{</text:span></text:p>
      <text:p text:style-name="P2"><text:span text:style-name="T3"><text:tab/>int l = left(i);</text:span></text:p>
      <text:p text:style-name="P2"><text:span text:style-name="T3"><text:tab/>int r = right(i);</text:span></text:p>
      <text:p text:style-name="P2"><text:span text:style-name="T3"><text:tab/>int smallest = i;</text:span></text:p>
      <text:p text:style-name="P2"><text:span text:style-name="T3"><text:tab/></text:span></text:p>
      <text:p text:style-name="P2"><text:span text:style-name="T3"><text:tab/>if (l &lt; size &amp;&amp; pqArray[l].cost &lt; pqArray[i].cost)</text:span></text:p>
      <text:p text:style-name="P2"><text:span text:style-name="T3"><text:s text:c="4"/><text:tab/>smallest = l;</text:span></text:p>
      <text:p text:style-name="P2"><text:span text:style-name="T3"/></text:p>
      <text:p text:style-name="P2"><text:span text:style-name="T3"><text:tab/>if (r &lt; size &amp;&amp; pqArray[r].cost &lt; pqArray[smallest].cost)</text:span></text:p>
      <text:p text:style-name="P2"><text:span text:style-name="T3"><text:s text:c="4"/><text:tab/>smallest = r;</text:span></text:p>
      <text:p text:style-name="P2"><text:span text:style-name="T3"/></text:p>
      <text:p text:style-name="P2"><text:span text:style-name="T3"><text:tab/>if (smallest != i)</text:span></text:p>
      <text:p text:style-name="P2"><text:span text:style-name="T3"><text:tab/>{</text:span></text:p>
      <text:p text:style-name="P2"><text:span text:style-name="T3"><text:s text:c="4"/><text:tab/>PQswap(pqArray[i], pqArray[smallest]);</text:span></text:p>
      <text:p text:style-name="P2"><text:span text:style-name="T3"><text:s text:c="4"/><text:tab/>heapify(smallest);</text:span></text:p>
      <text:p text:style-name="P2"><text:span text:style-name="T3"><text:tab/>}</text:span></text:p>
      <text:p text:style-name="P2"><text:span text:style-name="T3">}</text:span></text:p>
      <text:p text:style-name="P2"><text:span text:style-name="T3"/></text:p>
      <text:p text:style-name="P2"><text:span text:style-name="T3"><text:tab/>// removes the top element of the queue</text:span></text:p>
      <text:p text:style-name="P2"><text:span text:style-name="T3">nodeEdge priorityQueue::getMin()</text:span></text:p>
      <text:p text:style-name="P2"><text:span text:style-name="T3">{</text:span></text:p>
      <text:p text:style-name="P2"><text:span text:style-name="T3"><text:tab/>if (size &lt;= 0)</text:span></text:p>
      <text:p text:style-name="P2"><text:span text:style-name="T3"><text:s text:c="4"/><text:tab/>return nodeEdge(-1, array&lt;int, 2&gt;{-1, -1}, -1);</text:span></text:p>
      <text:p text:style-name="P2"><text:span text:style-name="T3"/></text:p>
      <text:p text:style-name="P2"><text:span text:style-name="T3"><text:tab/>nodeEdge root;</text:span></text:p>
      <text:p text:style-name="P2"><text:span text:style-name="T3"/></text:p>
      <text:p text:style-name="P2"><text:span text:style-name="T3"><text:tab/>if (size == 1)</text:span></text:p>
      <text:p text:style-name="P2"><text:span text:style-name="T3"><text:tab/>{</text:span></text:p>
      <text:p text:style-name="P2"><text:span text:style-name="T3"><text:s text:c="4"/><text:tab/>size--;</text:span></text:p>
      <text:p text:style-name="P2"><text:span text:style-name="T3"><text:tab/><text:tab/></text:span></text:p>
      <text:p text:style-name="P2"><text:span text:style-name="T3"><text:tab/><text:tab/>root = pqArray[0];</text:span></text:p>
      <text:p text:style-name="P2"><text:span text:style-name="T3"><text:tab/><text:tab/>pqArray.pop_back();</text:span></text:p>
      <text:p text:style-name="P2"><text:span text:style-name="T3"><text:tab/><text:tab/></text:span></text:p>
      <text:p text:style-name="P2"><text:span text:style-name="T3"><text:s text:c="4"/><text:tab/>return root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root = pqArray[0];</text:span></text:p>
      <text:p text:style-name="P2"><text:span text:style-name="T3"><text:tab/></text:span></text:p>
      <text:p text:style-name="P2"><text:span text:style-name="T3"><text:tab/>pqArray[0] = pqArray[size-1];</text:span></text:p>
      <text:p text:style-name="P2"><text:span text:style-name="T3"><text:tab/></text:span></text:p>
      <text:p text:style-name="P2"><text:span text:style-name="T3"><text:tab/>size--;</text:span></text:p>
      <text:p text:style-name="P2"><text:span text:style-name="T3"><text:tab/></text:span></text:p>
      <text:p text:style-name="P2"><text:span text:style-name="T3"><text:tab/>heapify(0);</text:span></text:p>
      <text:p text:style-name="P2"><text:span text:style-name="T3"><text:tab/></text:span></text:p>
      <text:p text:style-name="P2"><text:span text:style-name="T3"><text:tab/>pqArray.pop_back();</text:span></text:p>
      <text:p text:style-name="P2"><text:span text:style-name="T3"><text:tab/></text:span></text:p>
      <text:p text:style-name="P2"><text:span text:style-name="T3"><text:tab/>return root;</text:span></text:p>
      <text:p text:style-name="P2"><text:span text:style-name="T3">}</text:span></text:p>
      <text:p text:style-name="P2"><text:span text:style-name="T3"/></text:p>
      <text:p text:style-name="P2"><text:span text:style-name="T3"><text:tab/>// checks to see if the priority queue contains node &lt;n&gt; </text:span></text:p>
      <text:p text:style-name="P2"><text:span text:style-name="T3"><text:tab/>// if so return the index, if not return -1</text:span></text:p>
      <text:p text:style-name="P2"><text:span text:style-name="T3">int priorityQueue::contains(int n)</text:span></text:p>
      <text:p text:style-name="P2"><text:span text:style-name="T3">{</text:span></text:p>
      <text:p text:style-name="P2"><text:soft-page-break/><text:span text:style-name="T3"><text:tab/>for(int i = 0; i &lt; size; i++)</text:span></text:p>
      <text:p text:style-name="P2"><text:span text:style-name="T3"><text:tab/>{</text:span></text:p>
      <text:p text:style-name="P2"><text:span text:style-name="T3"><text:tab/><text:tab/>if (pqArray[i].node == n)</text:span></text:p>
      <text:p text:style-name="P2"><text:span text:style-name="T3"><text:tab/><text:tab/><text:tab/>return i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return -1;</text:span></text:p>
      <text:p text:style-name="P2"><text:span text:style-name="T3">}</text:span></text:p>
      <text:p text:style-name="P2"><text:span text:style-name="T3"/></text:p>
      <text:p text:style-name="P2"><text:span text:style-name="T3"><text:tab/>// insert queue element "OE" into queue</text:span></text:p>
      <text:p text:style-name="P2"><text:span text:style-name="T3">void priorityQueue::insert(nodeEdge QE)</text:span></text:p>
      <text:p text:style-name="P2"><text:span text:style-name="T3">{</text:span></text:p>
      <text:p text:style-name="P2"><text:span text:style-name="T3"><text:tab/>size++;</text:span></text:p>
      <text:p text:style-name="P2"><text:span text:style-name="T3"><text:tab/>int i = size - 1;</text:span></text:p>
      <text:p text:style-name="P2"><text:span text:style-name="T3"><text:tab/></text:span></text:p>
      <text:p text:style-name="P2"><text:span text:style-name="T3"><text:tab/>pqArray.push_back(QE);</text:span></text:p>
      <text:p text:style-name="P2"><text:span text:style-name="T3"><text:tab/></text:span></text:p>
      <text:p text:style-name="P2"><text:span text:style-name="T3"><text:tab/><text:tab/>// make priority queue compliant</text:span></text:p>
      <text:p text:style-name="P2"><text:span text:style-name="T3"><text:s text:c="4"/>while (i != 0 &amp;&amp; pqArray[parent(i)].cost &gt; pqArray[i].cost)</text:span></text:p>
      <text:p text:style-name="P2"><text:span text:style-name="T3"><text:s text:c="4"/>{</text:span></text:p>
      <text:p text:style-name="P2"><text:span text:style-name="T3"><text:s text:c="7"/>PQswap(pqArray[i], pqArray[parent(i)]);</text:span></text:p>
      <text:p text:style-name="P2"><text:span text:style-name="T3"><text:s text:c="7"/>i = parent(i);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/></text:p>
      <text:p text:style-name="P2"><text:span text:style-name="T3"><text:tab/>// Decreases value of key at index 'i' to new_val</text:span></text:p>
      <text:p text:style-name="P2"><text:span text:style-name="T3">void priorityQueue::decreaseKey(int i, int new_val)</text:span></text:p>
      <text:p text:style-name="P2"><text:span text:style-name="T3">{</text:span></text:p>
      <text:p text:style-name="P2"><text:span text:style-name="T3"><text:tab/>pqArray[i].cost = new_val;</text:span></text:p>
      <text:p text:style-name="P2"><text:span text:style-name="T3"><text:tab/></text:span></text:p>
      <text:p text:style-name="P2"><text:span text:style-name="T3"><text:tab/><text:tab/>// make priority queue compliant</text:span></text:p>
      <text:p text:style-name="P2"><text:span text:style-name="T3"><text:tab/>while (i != 0 &amp;&amp; pqArray[parent(i)].cost &gt; pqArray[i].cost)</text:span></text:p>
      <text:p text:style-name="P2"><text:span text:style-name="T3"><text:tab/>{</text:span></text:p>
      <text:p text:style-name="P2"><text:span text:style-name="T3"><text:tab/>swap(pqArray[i], pqArray[parent(i)]);</text:span></text:p>
      <text:p text:style-name="P2"><text:span text:style-name="T3"><text:tab/>i = parent(i);</text:span></text:p>
      <text:p text:style-name="P2"><text:span text:style-name="T3"><text:tab/>}</text:span></text:p>
      <text:p text:style-name="P2"><text:span text:style-name="T3">}</text:span></text:p>
      <text:p text:style-name="P2"><text:span text:style-name="T3"/></text:p>
      <text:p text:style-name="P2"><text:span text:style-name="T3">vector&lt;nodeEdge&gt; priorityQueue::getQueContents()</text:span></text:p>
      <text:p text:style-name="P2"><text:span text:style-name="T3">{</text:span></text:p>
      <text:p text:style-name="P2"><text:span text:style-name="T3"><text:tab/>vector&lt;nodeEdge&gt; elements;</text:span></text:p>
      <text:p text:style-name="P2"><text:span text:style-name="T3"><text:tab/></text:span></text:p>
      <text:p text:style-name="P2"><text:span text:style-name="T3"><text:tab/>for(auto&amp; E: pqArray)</text:span></text:p>
      <text:p text:style-name="P2"><text:span text:style-name="T3"><text:tab/><text:tab/>elements.push_back(E);</text:span></text:p>
      <text:p text:style-name="P2"><text:span text:style-name="T3"><text:tab/></text:span></text:p>
      <text:p text:style-name="P2"><text:span text:style-name="T3"><text:tab/>return elements;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6">/************************* mst.h **********************</text:span><text:span text:style-name="T3">/</text:span></text:p>
      <text:p text:style-name="P2"><text:span text:style-name="T3"/></text:p>
      <text:p text:style-name="P2"><text:span text:style-name="T3">#ifndef MST</text:span></text:p>
      <text:p text:style-name="P2"><text:span text:style-name="T3">#define MST</text:span></text:p>
      <text:p text:style-name="P2"><text:span text:style-name="T3"/></text:p>
      <text:p text:style-name="P2"><text:span text:style-name="T3">#include&lt;iostream&gt;</text:span></text:p>
      <text:p text:style-name="P2"><text:span text:style-name="T3">#include&lt;vector&gt;</text:span></text:p>
      <text:p text:style-name="P2"><text:span text:style-name="T3">#include&lt;array&gt;</text:span></text:p>
      <text:p text:style-name="P2"><text:span text:style-name="T3">#include&lt;tuple&gt;</text:span></text:p>
      <text:p text:style-name="P2"><text:span text:style-name="T3"/></text:p>
      <text:p text:style-name="P2"><text:span text:style-name="T3">using namespace std;</text:span></text:p>
      <text:p text:style-name="P2"><text:span text:style-name="T3"/></text:p>
      <text:p text:style-name="P2"><text:span text:style-name="T3">#endif</text:span></text:p>
      <text:p text:style-name="P2"><text:span text:style-name="T3"/></text:p>
      <text:p text:style-name="P2"><text:span text:style-name="T3">#include "graph.h"</text:span></text:p>
      <text:p text:style-name="P2"><text:span text:style-name="T3">#include "priorityQueue.h"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<text:tab/>// minimum spanning tree class</text:span></text:p>
      <text:p text:style-name="P2"><text:span text:style-name="T3">class mst</text:span></text:p>
      <text:p text:style-name="P2"><text:span text:style-name="T3">{</text:span></text:p>
      <text:p text:style-name="P2"><text:span text:style-name="T3"><text:tab/>priorityQueue openSet;</text:span></text:p>
      <text:p text:style-name="P2"><text:span text:style-name="T3"><text:tab/>graph mstGraph;</text:span></text:p>
      <text:p text:style-name="P2"><text:span text:style-name="T3"><text:tab/>vector&lt;nodeEdge&gt; closedSet;</text:span></text:p>
      <text:p text:style-name="P2"><text:span text:style-name="T3"><text:tab/></text:span></text:p>
      <text:p text:style-name="P2"><text:span text:style-name="T3"><text:tab/><text:tab/>// returns true if given node is in the closed set</text:span></text:p>
      <text:p text:style-name="P2"><text:span text:style-name="T3"><text:tab/>bool nodeInClosedSet(int n);</text:span></text:p>
      <text:p text:style-name="P2"><text:span text:style-name="T3"><text:tab/></text:span></text:p>
      <text:p text:style-name="P2"><text:span text:style-name="T3"><text:tab/>public:</text:span></text:p>
      <text:p text:style-name="P2"><text:span text:style-name="T3"><text:tab/><text:tab/><text:tab/>// constructor to appropriately initialize an instance of the </text:span></text:p>
      <text:p text:style-name="P2"><text:span text:style-name="T3"><text:tab/><text:tab/><text:tab/>// minimum spanning tree class</text:span></text:p>
      <text:p text:style-name="P2"><text:span text:style-name="T3"><text:tab/><text:tab/>mst( graph G = graph(),</text:span></text:p>
      <text:p text:style-name="P2"><text:span text:style-name="T3"><text:tab/><text:tab/><text:tab/>priorityQueue OS = priorityQueue(),</text:span></text:p>
      <text:p text:style-name="P2"><text:span text:style-name="T3"><text:tab/><text:tab/><text:tab/>vector&lt;nodeEdge&gt; CS = vector&lt;nodeEdge&gt;() ):</text:span></text:p>
      <text:p text:style-name="P2"><text:span text:style-name="T3"><text:tab/><text:tab/><text:tab/>mstGraph(G), openSet(OS), closedSet(CS) {}</text:span></text:p>
      <text:p text:style-name="P2"><text:span text:style-name="T3"><text:tab/><text:tab/></text:span></text:p>
      <text:p text:style-name="P2"><text:span text:style-name="T3"><text:tab/><text:tab/><text:tab/>// method to find minimum spanning tree taking a start node as</text:span></text:p>
      <text:p text:style-name="P2"><text:span text:style-name="T3"><text:tab/><text:tab/><text:tab/>// input, algorithm utilized is based on Jarnik-Prim</text:span></text:p>
      <text:p text:style-name="P2"><text:span text:style-name="T3"><text:tab/><text:tab/>vector&lt;nodeEdge&gt; getMinTree(int n = 0);</text:span></text:p>
      <text:p text:style-name="P2"><text:span text:style-name="T3">}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/>
      <text:p text:style-name="P2"><text:soft-page-break/><text:span text:style-name="T6">/***************************** mst.cpp *************</text:span><text:span text:style-name="T3">*******/</text:span></text:p>
      <text:p text:style-name="P2"><text:span text:style-name="T3"/></text:p>
      <text:p text:style-name="P2"><text:span text:style-name="T3">#include "mst.h"</text:span></text:p>
      <text:p text:style-name="P2"><text:span text:style-name="T3"/></text:p>
      <text:p text:style-name="P2"><text:span text:style-name="T3"/></text:p>
      <text:p text:style-name="P2"><text:span text:style-name="T3"><text:tab/>// returns true if given node is in the closed set</text:span></text:p>
      <text:p text:style-name="P2"><text:span text:style-name="T3">bool mst::nodeInClosedSet(int n)</text:span></text:p>
      <text:p text:style-name="P2"><text:span text:style-name="T3">{</text:span></text:p>
      <text:p text:style-name="P2"><text:span text:style-name="T3"><text:tab/>for(auto&amp; V: closedSet)</text:span></text:p>
      <text:p text:style-name="P2"><text:span text:style-name="T3"><text:tab/>{</text:span></text:p>
      <text:p text:style-name="P2"><text:span text:style-name="T3"><text:tab/><text:tab/>if (V.node == n)</text:span></text:p>
      <text:p text:style-name="P2"><text:span text:style-name="T3"><text:tab/><text:tab/><text:tab/>return true;</text:span></text:p>
      <text:p text:style-name="P2"><text:span text:style-name="T3"><text:tab/>}</text:span></text:p>
      <text:p text:style-name="P2"><text:span text:style-name="T3"><text:tab/></text:span></text:p>
      <text:p text:style-name="P2"><text:span text:style-name="T3"><text:tab/>return false;</text:span></text:p>
      <text:p text:style-name="P2"><text:span text:style-name="T3">}</text:span></text:p>
      <text:p text:style-name="P2"><text:span text:style-name="T3"/></text:p>
      <text:p text:style-name="P2"><text:span text:style-name="T3"><text:tab/>// method to find minimum spanning tree, taking a start node as input</text:span></text:p>
      <text:p text:style-name="P2"><text:span text:style-name="T3"><text:tab/>// algorithm utilized is <text:s/>based on Jarnik-Prim</text:span></text:p>
      <text:p text:style-name="P2"><text:span text:style-name="T3">vector&lt;nodeEdge&gt; mst::getMinTree(int n)</text:span></text:p>
      <text:p text:style-name="P2"><text:span text:style-name="T3">{</text:span></text:p>
      <text:p text:style-name="P2"><text:span text:style-name="T3"><text:tab/><text:tab/>// initialize open and closed sets, to empty</text:span></text:p>
      <text:p text:style-name="P2"><text:span text:style-name="T3"><text:tab/>openSet.emptyPQ();</text:span></text:p>
      <text:p text:style-name="P2"><text:span text:style-name="T3"><text:tab/>closedSet.clear();</text:span></text:p>
      <text:p text:style-name="P2"><text:span text:style-name="T3"><text:tab/></text:span></text:p>
      <text:p text:style-name="P2"><text:span text:style-name="T3"><text:tab/>openSet.insert( nodeEdge(n) ); // place start node in open set</text:span></text:p>
      <text:p text:style-name="P2"><text:span text:style-name="T3"><text:tab/></text:span></text:p>
      <text:p text:style-name="P2"><text:span text:style-name="T3"><text:tab/>nodeEdge ce; // current edge being examined</text:span></text:p>
      <text:p text:style-name="P2"><text:span text:style-name="T3"><text:tab/></text:span></text:p>
      <text:p text:style-name="P2"><text:span text:style-name="T3"><text:tab/>vector&lt;int&gt; nodeNeighbors;</text:span></text:p>
      <text:p text:style-name="P2"><text:span text:style-name="T3"><text:tab/></text:span></text:p>
      <text:p text:style-name="P2"><text:span text:style-name="T3"><text:tab/>int ev; // edge value between a node and a neighbor</text:span></text:p>
      <text:p text:style-name="P2"><text:span text:style-name="T3"><text:tab/></text:span></text:p>
      <text:p text:style-name="P2"><text:span text:style-name="T3"><text:tab/>int idx; // index of a nodeEdge</text:span></text:p>
      <text:p text:style-name="P2"><text:span text:style-name="T3"><text:tab/></text:span></text:p>
      <text:p text:style-name="P2"><text:span text:style-name="T3"><text:tab/>vector&lt;nodeEdge&gt; neV;</text:span></text:p>
      <text:p text:style-name="P2"><text:span text:style-name="T3"><text:tab/></text:span></text:p>
      <text:p text:style-name="P2"><text:span text:style-name="T3"><text:tab/>while( openSet.notEmpty() )</text:span></text:p>
      <text:p text:style-name="P2"><text:span text:style-name="T3"><text:tab/>{</text:span></text:p>
      <text:p text:style-name="P2"><text:span text:style-name="T3"><text:tab/><text:tab/>ce = openSet.getMin();</text:span></text:p>
      <text:p text:style-name="P2"><text:span text:style-name="T3"><text:tab/><text:tab/>closedSet.push_back(ce);</text:span></text:p>
      <text:p text:style-name="P2"><text:span text:style-name="T3"><text:tab/><text:tab/></text:span></text:p>
      <text:p text:style-name="P2"><text:span text:style-name="T3"><text:tab/><text:tab/>nodeNeighbors = mstGraph.getNeighbors( ce.node );</text:span></text:p>
      <text:p text:style-name="P2"><text:span text:style-name="T3"><text:tab/><text:tab/></text:span></text:p>
      <text:p text:style-name="P2"><text:span text:style-name="T3"><text:tab/><text:tab/><text:tab/>// if a node has no neighbors then a minimum spanning tree cannot</text:span></text:p>
      <text:p text:style-name="P2"><text:span text:style-name="T3"><text:tab/><text:tab/><text:tab/>// be found</text:span></text:p>
      <text:p text:style-name="P2"><text:span text:style-name="T3"><text:tab/><text:tab/>if (nodeNeighbors.size() == 0)</text:span></text:p>
      <text:p text:style-name="P2"><text:span text:style-name="T3"><text:tab/><text:tab/><text:tab/>return vector&lt;nodeEdge&gt;{ nodeEdge(-1, array&lt;int, 2&gt;{-1, -1}, -1) };</text:span></text:p>
      <text:p text:style-name="P2"><text:span text:style-name="T3"><text:tab/><text:tab/></text:span></text:p>
      <text:p text:style-name="P2"><text:span text:style-name="T3"><text:tab/><text:tab/>for(auto&amp; N: nodeNeighbors)</text:span></text:p>
      <text:p text:style-name="P2"><text:span text:style-name="T3"><text:tab/><text:tab/>{</text:span></text:p>
      <text:p text:style-name="P2"><text:span text:style-name="T3"><text:tab/><text:tab/><text:tab/>if( nodeInClosedSet(N) )</text:span></text:p>
      <text:p text:style-name="P2"><text:span text:style-name="T3"><text:tab/><text:tab/><text:tab/><text:tab/>continue;</text:span></text:p>
      <text:p text:style-name="P2"><text:span text:style-name="T3"><text:tab/><text:tab/><text:tab/></text:span></text:p>
      <text:p text:style-name="P2"><text:span text:style-name="T3"><text:tab/><text:tab/><text:tab/>ev = mstGraph.getEdgeValue(ce.node, N);</text:span></text:p>
      <text:p text:style-name="P2"><text:span text:style-name="T3"><text:tab/><text:tab/><text:tab/></text:span></text:p>
      <text:p text:style-name="P2"><text:span text:style-name="T3"><text:tab/><text:tab/><text:tab/>idx = openSet.contains(N);</text:span></text:p>
      <text:p text:style-name="P2"><text:span text:style-name="T3"><text:tab/><text:tab/><text:tab/></text:span></text:p>
      <text:p text:style-name="P2"><text:span text:style-name="T3"><text:tab/><text:tab/><text:tab/><text:tab/>// if edge is not already in open set, add it to open set, if</text:span></text:p>
      <text:p text:style-name="P2"><text:span text:style-name="T3"><text:tab/><text:tab/><text:tab/><text:tab/>// edge is in open set, update it if the newly found edge value</text:span></text:p>
      <text:p text:style-name="P2"><text:span text:style-name="T3"><text:tab/><text:tab/><text:tab/><text:tab/>// is lower</text:span></text:p>
      <text:p text:style-name="P2"><text:span text:style-name="T3"><text:tab/><text:tab/><text:tab/>if (idx &lt; 0)</text:span></text:p>
      <text:p text:style-name="P2"><text:span text:style-name="T3"><text:tab/><text:tab/><text:tab/><text:tab/>openSet.insert( nodeEdge(N, array&lt;int, 2&gt;{ce.node, N}, ev) );</text:span></text:p>
      <text:p text:style-name="P2"><text:span text:style-name="T3"><text:tab/><text:tab/><text:tab/>else</text:span></text:p>
      <text:p text:style-name="P2"><text:span text:style-name="T3"><text:tab/><text:tab/><text:tab/>{</text:span></text:p>
      <text:p text:style-name="P2"><text:soft-page-break/><text:span text:style-name="T3"><text:tab/><text:tab/><text:tab/><text:tab/>neV = openSet.getQueContents();</text:span></text:p>
      <text:p text:style-name="P2"><text:span text:style-name="T3"><text:tab/><text:tab/><text:tab/><text:tab/></text:span></text:p>
      <text:p text:style-name="P2"><text:span text:style-name="T3"><text:tab/><text:tab/><text:tab/><text:tab/>if (ev &lt; neV[idx].cost)</text:span></text:p>
      <text:p text:style-name="P2"><text:span text:style-name="T3"><text:tab/><text:tab/><text:tab/><text:tab/>{</text:span></text:p>
      <text:p text:style-name="P2"><text:span text:style-name="T3"><text:tab/><text:tab/><text:tab/><text:tab/><text:tab/>openSet.decreaseKey(idx, ev);</text:span></text:p>
      <text:p text:style-name="P2"><text:span text:style-name="T3"><text:tab/><text:tab/><text:tab/><text:tab/><text:tab/></text:span></text:p>
      <text:p text:style-name="P2"><text:span text:style-name="T3"><text:tab/><text:tab/><text:tab/><text:tab/><text:tab/><text:tab/>// need to find new index, after decreasing the PQ key</text:span></text:p>
      <text:p text:style-name="P2"><text:span text:style-name="T3"><text:tab/><text:tab/><text:tab/><text:tab/><text:tab/><text:tab/>// the keys in question are the edge cost</text:span></text:p>
      <text:p text:style-name="P2"><text:span text:style-name="T3"><text:tab/><text:tab/><text:tab/><text:tab/><text:tab/>idx = openSet.contains(N);</text:span></text:p>
      <text:p text:style-name="P2"><text:span text:style-name="T3"><text:tab/><text:tab/><text:tab/><text:tab/><text:tab/></text:span></text:p>
      <text:p text:style-name="P2"><text:span text:style-name="T3"><text:tab/><text:tab/><text:tab/><text:tab/><text:tab/>openSet.modVal(idx, nodeEdge(N, array&lt;int, 2&gt;{ce.node, N}, ev) );</text:span></text:p>
      <text:p text:style-name="P2"><text:span text:style-name="T3"><text:tab/><text:tab/><text:tab/><text:tab/>}</text:span></text:p>
      <text:p text:style-name="P2"><text:span text:style-name="T3"><text:tab/><text:tab/><text:tab/>}</text:span></text:p>
      <text:p text:style-name="P2"><text:span text:style-name="T3"><text:tab/><text:tab/>}</text:span></text:p>
      <text:p text:style-name="P2"><text:span text:style-name="T3"><text:tab/>}</text:span></text:p>
      <text:p text:style-name="P2"><text:span text:style-name="T3"><text:tab/><text:tab/>// checks to see if a minimum spanning tree could be found, a valid </text:span></text:p>
      <text:p text:style-name="P2"><text:span text:style-name="T3"><text:tab/><text:tab/>// minimum spanning tree is found if the node count in the closed set</text:span></text:p>
      <text:p text:style-name="P2"><text:span text:style-name="T3"><text:tab/><text:tab/>// matches the node count of the graph, so if a valid minimum spanning</text:span></text:p>
      <text:p text:style-name="P2"><text:span text:style-name="T3"><text:tab/><text:tab/>// tree is found return it, if not return some representation</text:span></text:p>
      <text:p text:style-name="P2"><text:span text:style-name="T3"><text:tab/><text:tab/>// indicating that one was not found</text:span></text:p>
      <text:p text:style-name="P2"><text:span text:style-name="T3"><text:tab/>if( mstGraph.getVertexCount() == closedSet.size() )</text:span></text:p>
      <text:p text:style-name="P2"><text:span text:style-name="T3"><text:tab/>{</text:span></text:p>
      <text:p text:style-name="P2"><text:span text:style-name="T3"><text:tab/><text:tab/>auto itr = closedSet.begin(); closedSet.erase(itr);</text:span></text:p>
      <text:p text:style-name="P2"><text:span text:style-name="T3"><text:tab/><text:tab/>return closedSet;</text:span></text:p>
      <text:p text:style-name="P2"><text:span text:style-name="T3"><text:tab/>}</text:span></text:p>
      <text:p text:style-name="P2"><text:span text:style-name="T3"><text:tab/>else</text:span></text:p>
      <text:p text:style-name="P2"><text:span text:style-name="T3"><text:tab/><text:tab/>return vector&lt;nodeEdge&gt;{ nodeEdge(-1, array&lt;int, 2&gt;{-1, -1}, -1) };</text:span></text:p>
      <text:p text:style-name="P2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03:29:11.674225467</meta:creation-date>
    <dc:date>2021-08-27T03:54:12.730308056</dc:date>
    <meta:editing-duration>PT14M29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4" meta:paragraph-count="667" meta:word-count="2159" meta:character-count="14156" meta:non-whitespace-character-count="11475"/>
  </office:meta>
</office:document-meta>
</file>